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1f7" officeooo:paragraph-rsid="00124f92" style:font-weight-asian="bold" style:font-weight-complex="bold"/>
    </style:style>
    <style:style style:name="P2" style:family="paragraph" style:parent-style-name="Standard">
      <style:text-properties fo:font-weight="bold" officeooo:rsid="0014b8f9" officeooo:paragraph-rsid="0014b8f9" style:font-weight-asian="bold" style:font-weight-complex="bold"/>
    </style:style>
    <style:style style:name="P3" style:family="paragraph" style:parent-style-name="Standard">
      <style:text-properties officeooo:rsid="000601f7" officeooo:paragraph-rsid="00124f92"/>
    </style:style>
    <style:style style:name="P4" style:family="paragraph" style:parent-style-name="Standard">
      <style:text-properties officeooo:rsid="0014b8f9" officeooo:paragraph-rsid="0014b8f9"/>
    </style:style>
    <style:style style:name="P5" style:family="paragraph" style:parent-style-name="Standard">
      <style:text-properties fo:font-weight="normal" officeooo:rsid="0014b8f9" officeooo:paragraph-rsid="0014b8f9" style:font-weight-asian="normal" style:font-weight-complex="normal"/>
    </style:style>
    <style:style style:name="P6" style:family="paragraph" style:parent-style-name="Standard">
      <style:text-properties officeooo:rsid="0014b8f9" officeooo:paragraph-rsid="0014b8f9"/>
    </style:style>
    <style:style style:name="P7" style:family="paragraph" style:parent-style-name="Standard">
      <style:text-properties officeooo:rsid="00172a06" officeooo:paragraph-rsid="00172a06"/>
    </style:style>
    <style:style style:name="T1" style:family="text">
      <style:text-properties officeooo:rsid="0014b8f9"/>
    </style:style>
    <style:style style:name="T2" style:family="text">
      <style:text-properties officeooo:rsid="00165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rso de : </text:span>Aurélien</text:p>
      <text:p text:style-name="P3">Gnome, Gens du voyage → Chanteur folklorique</text:p>
      <text:p text:style-name="P3"/>
      <text:p text:style-name="P2">Avancées</text:p>
      <text:p text:style-name="P4">Embrouilles avec Kaguro Raçao</text:p>
      <text:p text:style-name="P4">Fille au bordel : Estelle uniquement discussions</text:p>
      <text:p text:style-name="P7">Tendance a la violence facile</text:p>
      <text:p text:style-name="P4"/>
      <text:p text:style-name="P2">Evolution du perso</text:p>
      <text:p text:style-name="P5">Membre d'une mafia -<text:span text:style-name="T2">&gt; des gens qui déteste Kaguro Raç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7S</meta:editing-duration>
    <meta:editing-cycles>7</meta:editing-cycles>
    <meta:generator>LibreOffice/5.4.7.2$Windows_X86_64 LibreOffice_project/c838ef25c16710f8838b1faec480ebba495259d0</meta:generator>
    <dc:date>2021-05-10T22:38:09.567000000</dc:date>
    <meta:document-statistic meta:table-count="0" meta:image-count="0" meta:object-count="0" meta:page-count="1" meta:paragraph-count="8" meta:word-count="41" meta:character-count="250" meta:non-whitespace-character-count="217"/>
    <meta:user-defined meta:name="Info 1"/>
    <meta:user-defined meta:name="Info 2"/>
    <meta:user-defined meta:name="Info 3"/>
    <meta:user-defined meta:name="Info 4"/>
  </office:meta>
</office:document-meta>
</file>